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133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98cm" fo:min-width="9.121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847cm" fo:min-width="9.121cm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17cm" fo:min-width="1.809cm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1.808cm" loext:decorative="false"/>
    </style:style>
    <style:style style:name="gr6" style:family="graphic" style:parent-style-name="standard">
      <style:graphic-properties draw:stroke="dash" draw:stroke-dash="Double_20_Dash" svg:stroke-linecap="butt" draw:fill-color="#ffffff" draw:textarea-horizontal-align="justify" draw:textarea-vertical-align="middle" draw:auto-grow-height="false" fo:min-height="1.411cm" fo:min-width="1.133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1.133cm" loext:decorative="false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none" draw:fill-color="#ffffff" draw:textarea-vertical-align="middle" loext:decorative="false"/>
    </style:style>
    <style:style style:name="gr9" style:family="graphic" style:parent-style-name="objectwithoutfill">
      <style:graphic-properties draw:stroke="dash" draw:stroke-dash="Double_20_Dash_20__28_Rounded_29_" svg:stroke-color="#f10d0c" svg:stroke-linecap="round" draw:fill="none" draw:fill-color="#ffffff" draw:textarea-vertical-align="middle" loext:decorative="false"/>
    </style:style>
    <style:style style:name="gr10" style:family="graphic" style:parent-style-name="objectwithoutfill">
      <style:graphic-properties draw:stroke="dash" draw:stroke-dash="Double_20_Dash_20__28_Rounded_29_" svg:stroke-color="#ff0000" svg:stroke-linecap="round" draw:fill="none" draw:fill-color="#ffffff" draw:textarea-vertical-align="middle" loext:decorative="fals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 loext:decorative="false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 loext:decorative="false"/>
      <style:paragraph-properties style:writing-mode="lr-tb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stroke-linejoin="round" svg:stroke-linecap="butt" draw:fill-color="#ffffff" draw:textarea-vertical-align="middle" loext:decorative="false"/>
      <style:paragraph-properties style:writing-mode="lr-tb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svg:stroke-linecap="butt" draw:fill-color="#ffffff" draw:textarea-vertical-align="middle" loext:decorative="false"/>
    </style:style>
    <style:style style:name="gr15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09cm" svg:height="2.3cm" svg:x="12.475cm" svg:y="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621cm" svg:height="2.348cm" svg:x="5.547cm" svg:y="4.0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21cm" svg:height="6.097cm" svg:x="5.547cm" svg:y="15.2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09cm" svg:height="0.767cm" svg:x="5.932cm" svg:y="21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8cm" svg:height="0.803cm" svg:x="6.113cm" svg:y="14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09cm" svg:height="2.349cm" svg:x="12.475cm" svg:y="16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309cm" svg:height="2.3cm" svg:x="5.932cm" svg:y="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9.403cm" svg:y1="11.34cm" svg:x2="19.403cm" svg:y2="15.941cm">
          <text:p/>
        </draw:line>
        <draw:line draw:style-name="gr8" draw:text-style-name="P3" draw:layer="layout" svg:x1="19.732cm" svg:y1="16.626cm" svg:x2="19.732cm" svg:y2="21.227cm">
          <text:p/>
        </draw:line>
        <draw:line draw:style-name="gr8" draw:text-style-name="P2" draw:layer="layout" svg:x1="18.633cm" svg:y1="8.656cm" svg:x2="18.633cm" svg:y2="13.257cm">
          <text:p/>
        </draw:line>
        <draw:line draw:style-name="gr9" draw:text-style-name="P2" draw:layer="layout" svg:x1="13.629cm" svg:y1="5.588cm" svg:x2="13.629cm" svg:y2="22.075cm">
          <text:p/>
        </draw:line>
        <draw:line draw:style-name="gr10" draw:text-style-name="P2" draw:layer="layout" svg:x1="10.55cm" svg:y1="2.905cm" svg:x2="10.55cm" svg:y2="21.691cm">
          <text:p/>
        </draw:line>
        <draw:line draw:style-name="gr8" draw:text-style-name="P2" draw:layer="layout" svg:x1="19.403cm" svg:y1="5.205cm" svg:x2="19.403cm" svg:y2="9.806cm">
          <text:p/>
        </draw:line>
        <draw:line draw:style-name="gr9" draw:text-style-name="P2" draw:layer="layout" svg:x1="3.622cm" svg:y1="5.588cm" svg:x2="7.085cm" svg:y2="5.588cm">
          <text:p/>
        </draw:line>
        <draw:line draw:style-name="gr9" draw:text-style-name="P2" draw:layer="layout" svg:x1="13.63cm" svg:y1="6.739cm" svg:x2="17.093cm" svg:y2="6.739cm">
          <text:p/>
        </draw:line>
        <draw:line draw:style-name="gr9" draw:text-style-name="P2" draw:layer="layout" svg:x1="13.629cm" svg:y1="5.588cm" svg:x2="17.092cm" svg:y2="5.588cm">
          <text:p/>
        </draw:line>
        <draw:line draw:style-name="gr9" draw:text-style-name="P2" draw:layer="layout" svg:x1="3.623cm" svg:y1="6.739cm" svg:x2="7.086cm" svg:y2="6.739cm">
          <text:p/>
        </draw:line>
        <draw:line draw:style-name="gr9" draw:text-style-name="P2" draw:layer="layout" svg:x1="3.623cm" svg:y1="21.691cm" svg:x2="7.086cm" svg:y2="21.691cm">
          <text:p/>
        </draw:line>
        <draw:line draw:style-name="gr9" draw:text-style-name="P2" draw:layer="layout" svg:x1="7.087cm" svg:y1="5.588cm" svg:x2="7.087cm" svg:y2="21.691cm">
          <text:p/>
        </draw:line>
        <draw:line draw:style-name="gr9" draw:text-style-name="P2" draw:layer="layout" svg:x1="3.622cm" svg:y1="14.79cm" svg:x2="7.085cm" svg:y2="14.79cm">
          <text:p/>
        </draw:line>
        <draw:line draw:style-name="gr9" draw:text-style-name="P2" draw:layer="layout" svg:x1="9.396cm" svg:y1="7.122cm" svg:x2="10.55cm" svg:y2="7.122cm">
          <text:p/>
        </draw:line>
        <draw:line draw:style-name="gr9" draw:text-style-name="P2" draw:layer="layout" svg:x1="9.396cm" svg:y1="5.205cm" svg:x2="10.55cm" svg:y2="5.205cm">
          <text:p/>
        </draw:line>
        <draw:line draw:style-name="gr11" draw:text-style-name="P1" draw:layer="layout" svg:x1="3.622cm" svg:y1="5.588cm" svg:x2="3.622cm" svg:y2="6.739cm">
          <text:p/>
        </draw:line>
        <draw:line draw:style-name="gr11" draw:text-style-name="P1" draw:layer="layout" svg:x1="17.093cm" svg:y1="5.588cm" svg:x2="17.093cm" svg:y2="6.739cm">
          <text:p/>
        </draw:line>
        <draw:line draw:style-name="gr12" draw:text-style-name="P5" draw:layer="layout" svg:x1="11.705cm" svg:y1="4.055cm" svg:x2="11.705cm" svg:y2="6.355cm">
          <text:p text:style-name="P4"><text:span text:style-name="T1">chassis_height</text:span></text:p>
        </draw:line>
        <draw:line draw:style-name="gr11" draw:text-style-name="P1" draw:layer="layout" svg:x1="3.567cm" svg:y1="10.9cm" svg:x2="5.492cm" svg:y2="10.9cm">
          <text:p/>
        </draw:line>
        <draw:line draw:style-name="gr13" draw:text-style-name="P6" draw:layer="layout" svg:x1="5.547cm" svg:y1="23.225cm" svg:x2="15.168cm" svg:y2="23.225cm">
          <text:p text:style-name="P4"><text:span text:style-name="T2">Chassis_length</text:span></text:p>
        </draw:line>
        <draw:line draw:style-name="gr11" draw:text-style-name="P1" draw:layer="layout" svg:x1="10.55cm" svg:y1="8.273cm" svg:x2="13.629cm" svg:y2="8.273cm">
          <text:p/>
        </draw:line>
        <draw:line draw:style-name="gr11" draw:text-style-name="P1" draw:layer="layout" svg:x1="7.087cm" svg:y1="8.273cm" svg:x2="10.55cm" svg:y2="8.273cm">
          <text:p/>
        </draw:line>
        <draw:line draw:style-name="gr14" draw:text-style-name="P1" draw:layer="layout" svg:x1="8.937cm" svg:y1="21.32cm" svg:x2="8.937cm" svg:y2="22.087cm">
          <text:p/>
        </draw:line>
        <draw:line draw:style-name="gr12" draw:text-style-name="P6" draw:layer="layout" svg:x1="16.324cm" svg:y1="15.174cm" svg:x2="16.324cm" svg:y2="21.309cm">
          <text:p text:style-name="P4"><text:span text:style-name="T2">chassis_width</text:span></text:p>
        </draw:line>
        <draw:line draw:style-name="gr9" draw:text-style-name="P2" draw:layer="layout" svg:x1="2.853cm" svg:y1="18.241cm" svg:x2="15.553cm" svg:y2="18.241cm">
          <text:p/>
        </draw:line>
        <draw:line draw:style-name="gr9" draw:text-style-name="P2" draw:layer="layout" svg:x1="8.243cm" svg:y1="22.072cm" svg:x2="9.397cm" svg:y2="22.072cm">
          <text:p/>
        </draw:line>
        <draw:line draw:style-name="gr12" draw:text-style-name="P5" draw:layer="layout" svg:x1="4.465cm" svg:y1="14.767cm" svg:x2="4.465cm" svg:y2="18.223cm">
          <text:p text:style-name="P4"><text:span text:style-name="T1">wheel_offset_y</text:span></text:p>
        </draw:line>
        <draw:line draw:style-name="gr12" draw:text-style-name="P1" draw:layer="layout" svg:x1="4.463cm" svg:y1="18.256cm" svg:x2="4.463cm" svg:y2="21.712cm">
          <text:p text:style-name="P7"><text:span text:style-name="T1">wheel_offset_y</text:span></text:p>
        </draw:line>
        <draw:line draw:style-name="gr15" draw:text-style-name="P8" draw:layer="layout" svg:x1="7.053cm" svg:y1="5.571cm" svg:x2="7.847cm" svg:y2="4.77cm">
          <text:p text:style-name="P4"><text:span text:style-name="T1">wheel_radius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0:11:40.375327363</meta:creation-date>
    <dc:date>2024-11-25T18:48:04.286944902</dc:date>
    <meta:editing-duration>P1DT21H51M39S</meta:editing-duration>
    <meta:editing-cycles>5</meta:editing-cycles>
    <meta:generator>LibreOffice/24.2.6.2$Linux_X86_64 LibreOffice_project/420$Build-2</meta:generator>
    <meta:document-statistic meta:object-count="36"/>
  </office:meta>
</office:document-meta>
</file>